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7.0799in" fo:margin-left="0.2132in" fo:margin-right="0.0069in" table:align="margins"/>
    </style:style>
    <style:style style:name="Table1.A" style:family="table-column">
      <style:table-column-properties style:column-width="0.4889in" style:rel-column-width="4524*"/>
    </style:style>
    <style:style style:name="Table1.B" style:family="table-column">
      <style:table-column-properties style:column-width="6.591in" style:rel-column-width="61011*"/>
    </style:style>
    <style:style style:name="P1" style:family="paragraph" style:parent-style-name="Text_20_body_2c__20_no_20_space_20_after" style:list-style-name="Bullets_2c__20_diamond"/>
    <style:style style:name="P2" style:family="paragraph" style:parent-style-name="Text_20_body" style:list-style-name="Bullets_2c__20_diamond"/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rgan Donation</text:p>
      <text:p text:style-name="Subtitle">anonymous <text:s/>14 May 2014</text:p>
      <text:p text:style-name="Text_20_body"><text:span text:style-name="T2">This document is a plea for people to consider getting "organ donor" put on their driver's license</text:span>. <text:s/>Please feel free to pass it on wherever you think it might do some good. <text:s/></text:p>
      <text:p text:style-name="Text_20_body">I've had "donor" on my driver's license for many years, but never thought much about it. <text:s/>Things changed shortly after Easter Sunday 2014. <text:s/>On that day, my 13-year-old granddaughter was hit by a car in a crosswalk and killed (I'll call her Mary). <text:s/>She was legally declared dead about 48 hours later, but the evidence showed that it was likely that she was brain-dead before reaching the hospital because of the severe trauma to her head and lungs, depriving her brain of oxygen for too long. <text:s/>This was confirmed 24 hours after her being admitted to the hospital when an MRI was done that showed about 85% of her brain was dead.</text:p>
      <text:p text:style-name="Text_20_body">This event was -- by far -- the most traumatic thing I've ever gone through in my life. <text:s/>Any parent knows that losing a child is their biggest fear. <text:s/>I won't attempt to describe the grief of the family after the event -- words are insufficient to describe the strong emotions that surface at such a time. <text:s/>You simply can't understand it until you go through it -- and it's worse than you imagine. <text:s/>I wouldn't wish such grief even on an enemy.</text:p>
      <text:p text:style-name="Text_20_body">I'm writing this a few weeks after the accident and we are all slowly healing, each in our own way. <text:s/>Once you go through something like this, you realize that if you can survive it, you probably can survive most anything that life throws at you.</text:p>
      <text:p text:style-name="Text_20_body">Mary's parents made the decision to make her an organ donor (Mary was a loving and giving child and would have undoubtedly made the same decision herself). <text:s/>This must have been a tough decision for them to make at the worst moment of their lives. <text:s/>I haven't talked about it yet with my daughter other than to tell her I felt it was a very courageous decision for them to make and how proud I was of them. <text:s/></text:p>
      <text:p text:style-name="Text_20_body">At the time, I thought of how one of Mary's organs could help another family avoid going through what we were going through. <text:s/>A few days later I heard that Mary's heart had been transplanted into a 60-year-old woman. <text:s/>This made me a much stronger advocate for organ donation -- I'm now proud to think that I may follow in Mary's footsteps.</text:p>
      <text:p text:style-name="Text_20_body">That's the emotional side of my appeal.</text:p>
      <text:p text:style-name="Text_20_body">Here are some factual tidbits about organ donation and transplantation I've collected. <text:s/>It's a complex and potentially emotionally-charged topic, so if you're interested in more details, consult the references given at the end of the document. <text:s/>I usually round statistics to two significant figures because this helps people see the major trends and more significant figures are hardly ever required. <text:s/>I'll append SI prefixes to get numbers between 1 and 1000: <text:s/>for example, 60k is 60 thousand.</text:p>
      <text:p text:style-name="Text_20_body">Statistics are for the US [nir and other references]. <text:s/>Each day: </text:p>
      <text:list xml:id="list29290917" text:style-name="Bullets_2c__20_diamond">
        <text:list-item>
          <text:p text:style-name="P1">There are about 79 organ transplants. <text:s/></text:p>
        </text:list-item>
        <text:list-item>
          <text:p text:style-name="P1">18 people die waiting for an organ.</text:p>
        </text:list-item>
        <text:list-item>
          <text:p text:style-name="P2">144 people are added to the waiting list for organs.</text:p>
        </text:list-item>
      </text:list>
      <text:p text:style-name="Text_20_body">122k people are currently waiting for an organ.</text:p>
      <text:p text:style-name="Text_20_body">One organ donor can save up to around 8 or 9 lives. <text:s/>Tissues/organs that can be used are: <text:s/>corneas, middle ear, blood vessels, heart, lungs, liver, pancreas, kidneys, bones, intestines, and skin. <text:s/>About 2/3 of the organ transplants are kidneys and livers. <text:s/>Here are some transplant numbers for 2013:</text:p>
      <text:p text:style-name="Text_20_body"><draw:frame draw:style-name="fr2" draw:name="Object1" text:anchor-type="paragraph" svg:y="0in" svg:width="2.2827in" svg:height="2.0016in" draw:z-index="1"><draw:object xlink:href="./Object 1" xlink:type="simple" xlink:show="embed" xlink:actuate="onLoad"/><draw:image xlink:href="./ObjectReplacements/Object 1" xlink:type="simple" xlink:show="embed" xlink:actuate="onLoad"/></draw:frame><text:soft-page-break/>Organ transplant demand outstrips the supply (data from <text:a xlink:type="simple" xlink:href="http://www.organdonor.gov/about/graphdescription.html">http://www.organdonor.gov/about/graphdescription.html</text:a>):</text:p>
      <text:p text:style-name="Text_20_body"><draw:frame draw:style-name="fr1" draw:name="graphics2" text:anchor-type="paragraph" svg:width="6in" svg:height="4.5098in" draw:z-index="0"><draw:image xlink:href="../pictures/organ_donation_2.png" xlink:type="simple" xlink:show="embed" xlink:actuate="onLoad"/></draw:frame>Note the order-of-magnitude difference in the slopes of the fitted lines. <text:s/>A document like [ar] should devote a page to an executive statement about why such a large discrepancy exists and what key strategies are being used to fix it.</text:p>
      <text:p text:style-name="Text_20_body">Some facts about organ donation:</text:p>
      <text:list xml:id="list30338927" text:continue-numbering="true" text:style-name="Bullets_2c__20_diamond">
        <text:list-item>
          <text:p text:style-name="P2">There is no cost to donors or their families for organ or tissue donation.</text:p>
        </text:list-item>
        <text:list-item>
          <text:p text:style-name="P2">Anyone at any age can be a donor or receive a donated organ or tissue. <text:s/></text:p>
        </text:list-item>
        <text:list-item>
          <text:p text:style-name="P2">Most major religions support the concept of organ donation.</text:p>
        </text:list-item>
        <text:list-item>
          <text:p text:style-name="P2">Age of a donor isn't important -- the suitability of organs for transplant is determined at death.</text:p>
        </text:list-item>
        <text:list-item>
          <text:p text:style-name="P2">About 60% of the people receiving transplants were 50 or older [data from 2013].</text:p>
        </text:list-item>
        <text:list-item>
          <text:p text:style-name="P2">Some people waiting for organs may register at more than one transplant center, confusing the statistic of "number of persons waiting for a transplant". <text:s/>Still, one can't dispute the conclusion that there are a lot more recipients than available organs.</text:p>
        </text:list-item>
        <text:list-item>
          <text:p text:style-name="P2"><text:soft-page-break/>About 1 out of 5 people over 65 years old think they are too old to donate organs. <text:s/>About 10% think they are too old to receive an organ. <text:s/>Neither thoughts are correct.</text:p>
        </text:list-item>
        <text:list-item>
          <text:p text:style-name="P2">In 2013, there were 5.9k living donors and 8.3k deceased donors. <text:s/>One third of these donors were over 50 years old [optr].</text:p>
        </text:list-item>
        <text:list-item>
          <text:p text:style-name="P2">The demand for kidneys is by far the largest for transplants and the gap between donors and recipients is a major problem. The number of patients waiting for kidneys grows each year, but the organ donation numbers are flat. </text:p>
        </text:list-item>
        <text:list-item>
          <text:p text:style-name="P2">Discard rates (fraction of organs discarded): <text:s/>pancreas 25-30%, kidney 18%, liver 10%, lungs 5%, hearts 1%. <text:s/>Lungs and hearts have low discard rates because a recipient is almost always selected before they are removed from the donor. [ar] <text:s/>"Discard" means the organ wasn't used (for whatever reasons) after being offered to the primary and numerous secondary recipients.</text:p>
        </text:list-item>
        <text:list-item>
          <text:p text:style-name="P2">The number of donated organs per donor is around 3.5 (number of donated organs divided by number of donors) [ar:181].</text:p>
        </text:list-item>
        <text:list-item>
          <text:p text:style-name="P2">About half of those patients waiting for transplants receive a transplant within 5 years of getting on the waiting list [we:10].</text:p>
        </text:list-item>
        <text:list-item>
          <text:p text:style-name="P2">Fractions of transplant patients still living after 5 years: <text:s/>69% kidney, 75% heart, 74% liver, 54% lung [nir].</text:p>
        </text:list-item>
        <text:list-item>
          <text:p text:style-name="P2">2.5 million people died in the US in 2010 [cdc]. <text:s/>There were 7.9k deceased organ donors in the same year [optn]. <text:s/>This means 0.03% of the people that died donated organs. </text:p>
        </text:list-item>
      </text:list>
      <text:p text:style-name="Text_20_body">The US population is 318 million; about 4/5 of those are 15 years and older (gotten by visually integrating a population histogram by age). <text:s/>Thus, the maximum possible US organ donation population is about 250M people. <text:s/>More than 100M people in the US are signed up to be a donor [nir], or roughly 40% of the adults. <text:s/>Organ donation only is possible in cases of brain death, which make up 2% of all deaths. <text:s/>That means about 5M deaths that would be suitable for organ donation. <text:s/>If that 40% fraction applied, that means there should be approximately 2M organ donors. <text:s/>But the fraction was only 0.03% -- what gives?</text:p>
      <text:p text:style-name="Text_20_body">Perhaps the medical requirements for transplantation are so stringent that only a fraction of the donated organs can be used. <text:s/>I sent off an email to the HRSA asking this question, but got back an inane response that had nothing to do with the question I asked, so I can't resolve the discrepancy.</text:p>
      <text:p text:style-name="Text_20_body">Regardless, it's easy to get DONOR put on your driver's license. <text:s/>But it's hard to overstate the importance that simple little act may be to someone else's life in the future.</text:p>
      <text:h text:style-name="Heading_20_1" text:outline-level="1">References</text:h>
      <text:p text:style-name="Text_20_body">[xx:n] means page n of reference xx.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Reference">[ar]</text:p>
          </table:table-cell>
          <table:table-cell office:value-type="string">
            <text:p text:style-name="Reference"><text:a xlink:type="simple" xlink:href="http://srtr.transplant.hrsa.gov/annual_reports/2011/pdf/2011_SRTR_ADR.pdf">http://srtr.transplant.hrsa.gov/annual_reports/2011/pdf/2011_SRTR_ADR.pdf</text:a> <text:s/><text:span text:style-name="T1">United States Organ Transplantation</text:span>, OPTN &amp; SRTR Annual Data Report 2011. <text:s/>Accessed 10 May 2014. <text:s/></text:p>
          </table:table-cell>
        </table:table-row>
        <table:table-row>
          <table:table-cell office:value-type="string">
            <text:p text:style-name="Reference">[cdc]</text:p>
          </table:table-cell>
          <table:table-cell office:value-type="string">
            <text:p text:style-name="Reference"><text:a xlink:type="simple" xlink:href="http://www.cdc.gov/nchs/fastats/deaths.htm">http://www.cdc.gov/nchs/fastats/deaths.htm</text:a> <text:s/>Data for 2010. <text:s/>Accessed 10 May 2014.</text:p>
          </table:table-cell>
        </table:table-row>
        <table:table-row>
          <table:table-cell office:value-type="string">
            <text:p text:style-name="Reference">[gb]</text:p>
          </table:table-cell>
          <table:table-cell office:value-type="string">
            <text:p text:style-name="Reference"><text:a xlink:type="simple" xlink:href="http://www.organdonor.gov/images/pdfs/giftoflifegeneralbrochure.pdf">http://www.organdonor.gov/images/pdfs/giftoflifegeneralbrochure.pdf</text:a> <text:s/>A two-page introduction to organ donation. <text:s/>Accessed 10 May 2014.</text:p>
          </table:table-cell>
        </table:table-row>
        <table:table-row>
          <table:table-cell office:value-type="string">
            <text:p text:style-name="Reference">[optn]</text:p>
          </table:table-cell>
          <table:table-cell office:value-type="string">
            <text:p text:style-name="Reference"><text:a xlink:type="simple" xlink:href="http://optn.transplant.hrsa.gov/">http://optn.transplant.hrsa.gov</text:a> Accessed 10 May 2014. <text:s/>OPTN stands for Organ Procurement and Transplant Network. <text:s/>You can access numerous statistics related to organ donation at this site.</text:p>
          </table:table-cell>
        </table:table-row>
        <table:table-row>
          <table:table-cell office:value-type="string">
            <text:p text:style-name="Reference">[we]</text:p>
          </table:table-cell>
          <table:table-cell office:value-type="string">
            <text:p text:style-name="Reference"><text:a xlink:type="simple" xlink:href="http://www.unos.org/docs/WEPNTK.pdf">http://www.unos.org/docs/WEPNTK.pdf</text:a> <text:s/><text:span text:style-name="T1">What Every Patient Needs to Know</text:span>, United Network for Organ Sharing, 2003.</text:p>
          </table:table-cell>
        </table:table-row>
        <table:table-row>
          <table:table-cell office:value-type="string">
            <text:p text:style-name="Reference">[nir]</text:p>
          </table:table-cell>
          <table:table-cell office:value-type="string">
            <text:p text:style-name="Reference"><text:a xlink:type="simple" xlink:href="http://www.organdonor.gov/about/data.html">http://www.organdonor.gov/about/data.html</text:a> Accessed 10 May 2014.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.0799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.0799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.0598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0.4in" fo:margin-right="0.2in" fo:text-indent="0in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0.4in" fo:margin-right="0in" fo:margin-top="0in" fo:margin-bottom="0in" fo:text-indent="0in" style:auto-text-indent="false"/>
      <style:text-properties fo:color="#00538d" style:font-name="Lucida Console" fo:font-size="10pt" fo:language="zxx" fo:country="none"/>
    </style:style>
    <style:style style:name="Code_20_end" style:display-name="Code end" style:family="paragraph" style:parent-style-name="Code">
      <style:paragraph-properties fo:margin-top="0in" fo:margin-bottom="0.0598in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#ffffcc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class="text">
      <style:paragraph-properties fo:margin-left="0.5in" fo:margin-right="0in" fo:margin-top="0in" fo:margin-bottom="0.0598in" fo:text-indent="0in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Text_20_body_2c__20_no_20_space_20_after" style:display-name="Text body, no space after" style:family="paragraph" style:parent-style-name="Text_20_body">
      <style:paragraph-properties fo:margin-top="0in" fo:margin-bottom="0in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0.3in" fo:margin-right="0in" fo:text-indent="0in" style:auto-text-indent="false"/>
      <style:text-properties fo:color="#000080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538d" style:font-name="Lucida Console" style:font-size-rel="-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3in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1in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in" fo:margin-left="2.5in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6in" fo:margin-left="0.6in" fo:margin-right="0.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2"/>
    <style:master-page style:name="Portrait_2c__20_1_2f_2_22__20_margins" style:display-name="Portrait, 1/2&quot; margins" style:page-layout-name="Mpm3"/>
    <style:master-page style:name="Portrait_2c__20_0.3_22__20_margins" style:display-name="Portrait, 0.3&quot; margins" style:page-layout-name="Mpm4"/>
    <style:master-page style:name="Landscape_2c__20_0.3_22__20_margins" style:display-name="Landscape, 0.3&quot; margins" style:page-layout-name="Mpm5"/>
    <style:master-page style:name="Landscape_2c__20_1_2f_2_22__20_margins" style:display-name="Landscape, 1/2&quot; margins" style:page-layout-name="Mpm6"/>
    <style:master-page style:name="Landscape_2c__20_3_2f_4_22__20_margins" style:display-name="Landscape, 3/4&quot; margins" style:page-layout-name="Mpm7"/>
    <style:master-page style:name="Portrait_2c__20_1_22__20_margins" style:display-name="Portrait, 1&quot; margins" style:page-layout-name="Mpm8"/>
    <style:master-page style:name="Landscape_2c__20_1_22__20_margins" style:display-name="Landscape, 1&quot; margins" style:page-layout-name="Mpm9"/>
    <style:master-page style:name="Title_20_page_2c__20_portrait" style:display-name="Title page, portrait" style:page-layout-name="Mpm10" style:next-style-name="Standard"/>
    <style:master-page style:name="Title_20_page_2c__20_landscape" style:display-name="Title page, landscape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14T10:19:05.96</meta:creation-date>
    <meta:generator>OpenOffice.org/3.2$Win32 OpenOffice.org_project/320m18$Build-9502</meta:generator>
    <meta:editing-duration>PT00H00M00S</meta:editing-duration>
    <meta:editing-cycles>1</meta:editing-cycles>
    <meta:document-statistic meta:table-count="1" meta:image-count="1" meta:object-count="1" meta:page-count="3" meta:paragraph-count="50" meta:word-count="1300" meta:character-count="7691"/>
    <meta:template xlink:type="simple" xlink:actuate="onRequest" xlink:title="don_normal" xlink:href="../don_normal.ott" meta:date="2013-04-08T13:31: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57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70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Heading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Organ</text:p>
          </table:table-cell>
          <table:table-cell table:style-name="Heading" table:formula="of:=[.C1]" office:value-type="string" office:string-value="Transplants Performed">
            <text:p>Transplants Performed</text:p>
          </table:table-cell>
          <table:table-cell table:style-name="ce3" office:value-type="string">
            <text:p>Transplants Performed</text:p>
          </table:table-cell>
          <table:table-cell table:style-name="Heading" table:number-columns-repeated="1020"/>
        </table:table-row>
        <table:table-row table:style-name="ro2">
          <table:table-cell office:value-type="string">
            <text:p>All Organs</text:p>
          </table:table-cell>
          <table:table-cell office:value-type="string">
            <text:p>29k</text:p>
          </table:table-cell>
          <table:table-cell table:style-name="ce4" office:value-type="float" office:value="28953">
            <text:p>28953</text:p>
          </table:table-cell>
          <table:table-cell table:number-columns-repeated="1020"/>
        </table:table-row>
        <table:table-row table:style-name="ro2">
          <table:table-cell office:value-type="string">
            <text:p>Kidney</text:p>
          </table:table-cell>
          <table:table-cell office:value-type="string">
            <text:p>17k</text:p>
          </table:table-cell>
          <table:table-cell table:style-name="ce4" office:value-type="float" office:value="16894">
            <text:p>16894</text:p>
          </table:table-cell>
          <table:table-cell table:number-columns-repeated="1020"/>
        </table:table-row>
        <table:table-row table:style-name="ro2">
          <table:table-cell office:value-type="string">
            <text:p>Liver</text:p>
          </table:table-cell>
          <table:table-cell office:value-type="string">
            <text:p>4.6k</text:p>
          </table:table-cell>
          <table:table-cell table:style-name="ce4" office:value-type="float" office:value="4610">
            <text:p>4610</text:p>
          </table:table-cell>
          <table:table-cell table:number-columns-repeated="1020"/>
        </table:table-row>
        <table:table-row table:style-name="ro2">
          <table:table-cell office:value-type="string">
            <text:p>Pancreas</text:p>
          </table:table-cell>
          <table:table-cell office:value-type="float" office:value="256">
            <text:p>256</text:p>
          </table:table-cell>
          <table:table-cell table:style-name="ce4" office:value-type="float" office:value="256">
            <text:p>256</text:p>
          </table:table-cell>
          <table:table-cell table:number-columns-repeated="1020"/>
        </table:table-row>
        <table:table-row table:style-name="ro2">
          <table:table-cell office:value-type="string">
            <text:p>Kidney/Pancreas</text:p>
          </table:table-cell>
          <table:table-cell office:value-type="float" office:value="762">
            <text:p>762</text:p>
          </table:table-cell>
          <table:table-cell table:style-name="ce4" office:value-type="float" office:value="762">
            <text:p>762</text:p>
          </table:table-cell>
          <table:table-cell table:number-columns-repeated="1020"/>
        </table:table-row>
        <table:table-row table:style-name="ro2">
          <table:table-cell office:value-type="string">
            <text:p>Heart</text:p>
          </table:table-cell>
          <table:table-cell office:value-type="string">
            <text:p>2.5k</text:p>
          </table:table-cell>
          <table:table-cell table:style-name="ce4" office:value-type="float" office:value="2531">
            <text:p>2531</text:p>
          </table:table-cell>
          <table:table-cell table:number-columns-repeated="1020"/>
        </table:table-row>
        <table:table-row table:style-name="ro2">
          <table:table-cell office:value-type="string">
            <text:p>Lung</text:p>
          </table:table-cell>
          <table:table-cell office:value-type="string">
            <text:p>1.9k</text:p>
          </table:table-cell>
          <table:table-cell table:style-name="ce4" office:value-type="float" office:value="1923">
            <text:p>1923</text:p>
          </table:table-cell>
          <table:table-cell table:number-columns-repeated="1020"/>
        </table:table-row>
        <table:table-row table:style-name="ro2">
          <table:table-cell office:value-type="string">
            <text:p>Heart/Lung</text:p>
          </table:table-cell>
          <table:table-cell office:value-type="float" office:value="23">
            <text:p>23</text:p>
          </table:table-cell>
          <table:table-cell table:style-name="ce4" office:value-type="float" office:value="23">
            <text:p>23</text:p>
          </table:table-cell>
          <table:table-cell table:number-columns-repeated="1020"/>
        </table:table-row>
        <table:table-row table:style-name="ro2">
          <table:table-cell office:value-type="string">
            <text:p>Intestine</text:p>
          </table:table-cell>
          <table:table-cell office:value-type="float" office:value="109">
            <text:p>109</text:p>
          </table:table-cell>
          <table:table-cell table:style-name="ce4" office:value-type="float" office:value="109">
            <text:p>109</text:p>
          </table:table-cell>
          <table:table-cell table:number-columns-repeated="1020"/>
        </table:table-row>
        <table:table-row table:style-name="ro2" table:number-rows-repeated="65525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fo:font-size="11pt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16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